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P1" style:family="paragraph" style:parent-style-name="Imio_20_tableau_20_signataire">
      <style:text-properties officeooo:paragraph-rsid="0027aba9"/>
    </style:style>
    <style:style style:name="P2" style:family="paragraph" style:parent-style-name="Imio_20_tableau_20_signataire">
      <style:paragraph-properties fo:text-align="end" style:justify-single-word="false"/>
      <style:text-properties officeooo:paragraph-rsid="00296575"/>
    </style:style>
    <style:style style:name="P3" style:family="paragraph" style:parent-style-name="Comment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<office:annotation loext:resolved="false"><dc:creator>Benoit Leybaert</dc:creator><dc:date>2025-09-09T15:43:06.017378025</dc:date><meta:creator-initials>BL</meta:creator-initials><text:p text:style-name="Comment"><text:span text:style-name="T1">do table with signers_list=view.get_signers()</text:span></text:p><text:p text:style-name="Comment"><text:span text:style-name="T1">if signers_list and not view.real_context.seal</text:span></text:p></office:annotation><office:annotation loext:resolved="false"><dc:creator>Benoit Leybaert</dc:creator><dc:date>2025-09-09T15:49:20.930054538</dc:date><meta:creator-initials>BL</meta:creator-initials><text:p text:style-name="Comment"><text:span text:style-name="T1">do row for i_row in range(len(signers_list)//2+len(signers_list)%2)</text:span></text:p></office:annotation><office:annotation loext:resolved="false"><dc:creator>Benoit Leybaert</dc:creator><dc:date>2025-09-09T15:50:17.940721771</dc:date><meta:creator-initials>BL</meta:creator-initials><text:p text:style-name="Comment">do cell with signer=signers_list[i_row*2]</text:p></office:annotation><text:text-input text:description="">signer[2]</text:text-input></text:p>
            <text:p text:style-name="P1"><text:text-input text:description="">signer[1]</text:text-input></text:p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2"><office:annotation loext:resolved="false"><dc:creator>Benoit Leybaert</dc:creator><dc:date>2025-09-09T15:59:07.710091267</dc:date><meta:creator-initials>BL</meta:creator-initials><text:p text:style-name="P3">do cell if (i_row*2)+1 &lt; len(signers_list)</text:p><text:p text:style-name="P3">with signer=signers_list[(i_row*2)+1]</text:p></office:annotation><text:text-input text:description="">signer[2]</text:text-input></text:p>
            <text:p text:style-name="P2"><text:text-input text:description="">signer[1]</text:text-input></text:p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5-09-12T11:23:09.766945416</dc:date>
    <meta:editing-duration>PT1H2M17S</meta:editing-duration>
    <meta:editing-cycles>26</meta:editing-cycles>
    <dc:creator>Benoit Leybaert</dc:creator>
    <meta:document-statistic meta:table-count="1" meta:image-count="0" meta:object-count="0" meta:page-count="1" meta:paragraph-count="5" meta:word-count="25" meta:character-count="205" meta:non-whitespace-character-count="193"/>
  </office:meta>
</office:document-meta>
</file>